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paragraph-rsid="00104c55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8pt" officeooo:rsid="00122373" officeooo:paragraph-rsid="00122373" style:font-size-asian="18pt" style:font-size-complex="18pt"/>
    </style:style>
    <style:style style:name="P4" style:family="paragraph" style:parent-style-name="Text_20_body" style:list-style-name="L3">
      <style:text-properties officeooo:rsid="00104c55" officeooo:paragraph-rsid="00104c55"/>
    </style:style>
    <style:style style:name="P5" style:family="paragraph" style:parent-style-name="Text_20_body" style:list-style-name="L3">
      <style:text-properties officeooo:rsid="00104c55" officeooo:paragraph-rsid="00137a65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 style:list-style-name="L4">
      <style:text-properties fo:font-size="12pt" officeooo:rsid="00104c55" officeooo:paragraph-rsid="00137a65" style:font-size-asian="10.5pt" style:font-size-complex="12pt"/>
    </style:style>
    <style:style style:name="P8" style:family="paragraph" style:parent-style-name="Text_20_body" style:list-style-name="L4">
      <style:text-properties fo:font-size="12pt" officeooo:rsid="00104c55" officeooo:paragraph-rsid="0013ed76" style:font-size-asian="10.5pt" style:font-size-complex="12pt"/>
    </style:style>
    <style:style style:name="P9" style:family="paragraph" style:parent-style-name="Text_20_body" style:list-style-name="L4">
      <style:text-properties fo:font-size="12pt" officeooo:rsid="00104c55" officeooo:paragraph-rsid="00142682" style:font-size-asian="10.5pt" style:font-size-complex="12pt"/>
    </style:style>
    <style:style style:name="P10" style:family="paragraph" style:parent-style-name="Text_20_body" style:list-style-name="L5">
      <style:text-properties fo:font-size="12pt" officeooo:rsid="00104c55" officeooo:paragraph-rsid="00137a65" style:font-size-asian="10.5pt" style:font-size-complex="12pt"/>
    </style:style>
    <style:style style:name="P11" style:family="paragraph" style:parent-style-name="Text_20_body" style:list-style-name="L5">
      <style:text-properties fo:font-size="12pt" officeooo:rsid="00104c55" officeooo:paragraph-rsid="00142682" style:font-size-asian="10.5pt" style:font-size-complex="12pt"/>
    </style:style>
    <style:style style:name="P12" style:family="paragraph" style:parent-style-name="Text_20_body" style:list-style-name="L6">
      <style:text-properties fo:font-size="12pt" officeooo:rsid="00104c55" officeooo:paragraph-rsid="0013ed76" style:font-size-asian="10.5pt" style:font-size-complex="12pt"/>
    </style:style>
    <style:style style:name="P13" style:family="paragraph" style:parent-style-name="Text_20_body">
      <style:text-properties fo:font-size="12pt" officeooo:rsid="00104c55" officeooo:paragraph-rsid="00137a65" style:font-size-asian="10.5pt" style:font-size-complex="12pt"/>
    </style:style>
    <style:style style:name="P14" style:family="paragraph" style:parent-style-name="Text_20_body">
      <style:text-properties fo:font-size="12pt" officeooo:rsid="00142682" officeooo:paragraph-rsid="00137a65" style:font-size-asian="10.5pt" style:font-size-complex="12pt"/>
    </style:style>
    <style:style style:name="P15" style:family="paragraph" style:parent-style-name="Title">
      <style:text-properties officeooo:rsid="00104c55" officeooo:paragraph-rsid="00104c55"/>
    </style:style>
    <style:style style:name="P16" style:family="paragraph" style:parent-style-name="Title">
      <style:text-properties fo:font-size="18pt" style:font-size-asian="18pt" style:font-size-complex="18pt"/>
    </style:style>
    <style:style style:name="P17" style:family="paragraph" style:parent-style-name="Title">
      <style:paragraph-properties fo:break-before="page"/>
      <style:text-properties fo:font-size="18pt" style:font-size-asian="18pt" style:font-size-complex="18pt"/>
    </style:style>
    <style:style style:name="T1" style:family="text">
      <style:text-properties officeooo:rsid="00104c55"/>
    </style:style>
    <style:style style:name="T2" style:family="text">
      <style:text-properties officeooo:rsid="00137a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hoam</text:p>
      <text:p text:style-name="P16">Aufgaben 4.AHIF 2019-<text:span text:style-name="T1">21</text:span></text:p>
      <text:p text:style-name="P2"/>
      <text:list xml:id="list2376696769" text:style-name="L3">
        <text:list-item>
          <text:p text:style-name="P4">Setup und Build erneuern</text:p>
          <text:list>
            <text:list-item>
              <text:p text:style-name="P4">starten ohne Fehler</text:p>
              <text:list>
                <text:list-item>
                  <text:p text:style-name="P4">Abbruch bei Fehlern</text:p>
                </text:list-item>
              </text:list>
            </text:list-item>
            <text:list-item>
              <text:p text:style-name="P4">Error messages</text:p>
            </text:list-item>
            <text:list-item>
              <text:p text:style-name="P4">Auftrennung der Einzelnen Elemente für leichteres Debugen</text:p>
            </text:list-item>
            <text:list-item>
              <text:p text:style-name="P4">Refactoring</text:p>
            </text:list-item>
            <text:list-item>
              <text:p text:style-name="P4">Start Modus</text:p>
            </text:list-item>
            <text:list-item>
              <text:p text:style-name="P4">Ohne Sudo!!!</text:p>
            </text:list-item>
          </text:list>
        </text:list-item>
        <text:list-item>
          <text:p text:style-name="P4">Wiki überarbeiten</text:p>
        </text:list-item>
        <text:list-item>
          <text:p text:style-name="P5">D<text:span text:style-name="T2">ahoam-Connect</text:span></text:p>
          <text:list>
            <text:list-item>
              <text:p text:style-name="P4">User Liste</text:p>
            </text:list-item>
            <text:list-item>
              <text:p text:style-name="P4">Admin Verwaltung</text:p>
            </text:list-item>
          </text:list>
        </text:list-item>
        <text:list-item>
          <text:p text:style-name="P1"><text:span text:style-name="T1">User Verwalten</text:span></text:p>
          <text:list>
            <text:list-item>
              <text:p text:style-name="P4">Löschen</text:p>
            </text:list-item>
            <text:list-item>
              <text:p text:style-name="P4">Bearbeiten</text:p>
            </text:list-item>
          </text:list>
        </text:list-item>
        <text:list-item>
          <text:p text:style-name="P4">Lauffähig über längeren Zeitraum</text:p>
          <text:list>
            <text:list-item>
              <text:p text:style-name="P4">Bewegungssensor</text:p>
            </text:list-item>
            <text:list-item>
              <text:p text:style-name="P4">Einzelne Bereiche stoppen und wieder starten</text:p>
            </text:list-item>
            <text:list-item>
              <text:p text:style-name="P4">Sleep Mode</text:p>
            </text:list-item>
          </text:list>
        </text:list-item>
        <text:list-item>
          <text:p text:style-name="P4">Kiosk</text:p>
          <text:list>
            <text:list-item>
              <text:p text:style-name="P4">Autostart am Raspberry Pi</text:p>
            </text:list-item>
          </text:list>
        </text:list-item>
      </text:list>
      <text:p text:style-name="Text_20_body"/>
      <text:p text:style-name="P17">Aufgaben Zuteilung</text:p>
      <text:p text:style-name="P6"/>
      <text:p text:style-name="P3">Team KI (Gattringer, Kommenda)</text:p>
      <text:list xml:id="list3142207579" text:style-name="L4">
        <text:list-item>
          <text:p text:style-name="P7">Setup und Build erneuern</text:p>
        </text:list-item>
        <text:list-item>
          <text:p text:style-name="P8">D<text:span text:style-name="T2">ahoam-Connect</text:span></text:p>
          <text:list>
            <text:list-item>
              <text:p text:style-name="P9">User Verwalten</text:p>
            </text:list-item>
          </text:list>
        </text:list-item>
        <text:list-item>
          <text:p text:style-name="P7">Wiki überarbeiten</text:p>
        </text:list-item>
      </text:list>
      <text:p text:style-name="P3"/>
      <text:p text:style-name="P3"/>
      <text:p text:style-name="P3">Team KP (Kapsammer, Pölzl)</text:p>
      <text:list xml:id="list896360047" text:style-name="L6">
        <text:list-item>
          <text:p text:style-name="P12">Lauffähig über längeren Zeitraum</text:p>
        </text:list-item>
        <text:list-item>
          <text:p text:style-name="P12">Kiosk</text:p>
        </text:list-item>
      </text:list>
      <text:list xml:id="list95341470" text:style-name="L5">
        <text:list-item>
          <text:p text:style-name="P10">Wiki überarbeiten</text:p>
        </text:list-item>
        <text:list-item>
          <text:p text:style-name="P11">User Verwalten</text:p>
        </text:list-item>
      </text:list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4T10:28:54.035000000</meta:creation-date>
    <dc:date>2019-10-04T10:48:21.653000000</dc:date>
    <meta:editing-duration>PT7M7S</meta:editing-duration>
    <meta:editing-cycles>4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4" meta:word-count="114" meta:character-count="655" meta:non-whitespace-character-count="604"/>
  </office:meta>
</office:document-meta>
</file>